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Aufgaben bis zum 22. Oktober 2018:</text:p>
      <text:p text:style-name="Standard"/>
      <text:p text:style-name="Standard">Justin:</text:p>
      <text:p text:style-name="Standard"/>
      <text:p text:style-name="Standard">Moritz:</text:p>
      <text:p text:style-name="Standard"/>
      <text:p text:style-name="Standard">Michael:</text:p>
      <text:p text:style-name="Standard"/>
      <text:p text:style-name="Standard">Alex:</text:p>
      <text:p text:style-name="Standard"/>
      <text:p text:style-name="Standard">Daniel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Z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oritz Withöft</meta:initial-creator>
    <dc:creator>Moritz Withöft</dc:creator>
    <meta:creation-date>2018-10-15T15:32:00Z</meta:creation-date>
    <dc:date>2018-10-15T15:36:00Z</dc:date>
    <meta:template xlink:href="Normal.dotm" xlink:type="simple"/>
    <meta:editing-cycles>1</meta:editing-cycles>
    <meta:editing-duration>PT0S</meta:editing-duration>
    <meta:document-statistic meta:page-count="1" meta:paragraph-count="1" meta:word-count="10" meta:character-count="78" meta:row-count="1" meta:non-whitespace-character-count="69"/>
  </office:meta>
</office:document-meta>
</file>